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style:may-break-between-rows="true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8.816cm" style:rel-column-width="22480*"/>
    </style:style>
    <style:style style:name="Table1.C" style:family="table-column">
      <style:table-column-properties style:column-width="7.671cm" style:rel-column-width="19561*"/>
    </style:style>
    <style:style style:name="Table1.D" style:family="table-column">
      <style:table-column-properties style:column-width="1.436cm" style:rel-column-width="3661*"/>
    </style:style>
    <style:style style:name="Table1.E" style:family="table-column">
      <style:table-column-properties style:column-width="3.27cm" style:rel-column-width="8339*"/>
    </style:style>
    <style:style style:name="Table1.F" style:family="table-column">
      <style:table-column-properties style:column-width="3.053cm" style:rel-column-width="7784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1.F2" style:family="table-cell">
      <style:table-cell-properties fo:background-color="transparent" fo:padding="0.097cm" fo:border="0.018cm solid #000000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6" style:family="table-cell">
      <style:table-cell-properties fo:padding="0.097cm" fo:border-left="none" fo:border-right="none" fo:border-top="none" fo:border-bottom="0.018cm solid #000000"/>
    </style:style>
    <style:style style:name="Table1.F6" style:family="table-cell">
      <style:table-cell-properties fo:padding="0.097cm" fo:border-left="0.018cm solid #000000" fo:border-right="none" fo:border-top="none" fo:border-bottom="0.018cm solid #000000"/>
    </style:style>
    <style:style style:name="Table1.D7" style:family="table-cell">
      <style:table-cell-properties fo:padding="0.097cm" fo:border="0.018cm solid #000000"/>
    </style:style>
    <style:style style:name="Table1.F7" style:family="table-cell">
      <style:table-cell-properties fo:background-color="#ccccff" fo:padding="0.097cm" fo:border="0.018cm solid #000000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P7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  <style:style style:name="P8" style:family="paragraph" style:parent-style-name="Table_20_Contents">
      <style:paragraph-properties fo:background-color="#e6e6ff">
        <style:background-image/>
      </style:paragraph-properties>
      <style:text-properties fo:font-size="2pt" style:font-size-asian="2pt" style:font-size-complex="2pt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2pt" style:font-size-asian="1.75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5" office:value-type="string">
              <text:p text:style-name="P7">PERMESSI E STRAORDINARI</text:p>
            </table:table-cell>
            <table:covered-table-cell/>
            <table:covered-table-cell/>
            <table:covered-table-cell/>
            <table:covered-table-cell/>
            <table:table-cell table:style-name="Table1.F1" office:value-type="string">
              <text:p text:style-name="P3"/>
            </table:table-cell>
          </table:table-row>
          <table:table-row table:style-name="Table1.1"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9"><text:text-input text:description="&lt;get_wizard_params(data[&quot;form&quot;][&quot;month&quot;],data[&quot;form&quot;][&quot;year&quot;])&gt;">get_wizard_params</text:text-input> <text:text-input text:description="&lt;get_date()&gt;">get_date</text:text-input></text:p>
            </table:table-cell>
            <table:table-cell table:style-name="Table1.A2" office:value-type="string">
              <text:p text:style-name="P1"><text:text-input text:description="&lt;for each=&quot;day in get_days()&quot;&gt;">for days</text:text-input></text:p>
            </table:table-cell>
            <table:table-cell table:style-name="Table1.A2" office:value-type="string">
              <text:p text:style-name="P5"><text:text-input text:description="&lt;day&gt;">day</text:text-input></text:p>
            </table:table-cell>
            <table:table-cell table:style-name="Table1.A2" office:value-type="string">
              <text:p text:style-name="P1"><text:text-input text:description="&lt;/for&gt;">&lt;/for&gt;</text:text-input></text:p>
            </table:table-cell>
            <table:table-cell table:style-name="Table1.F2" office:value-type="string">
              <text:p text:style-name="P3">Totale</text:p>
            </table:table-cell>
          </table:table-row>
        </table:table-header-rows>
        <table:table-row table:style-name="Table1.3">
          <table:table-cell table:style-name="Table1.A3" table:number-rows-spanned="2" office:value-type="string">
            <text:p text:style-name="P4"><text:text-input text:description="&lt;for each=&quot;emp in get_emps()&quot;&gt;">for emp</text:text-input></text:p>
            <text:p text:style-name="P1"/>
            <text:p text:style-name="P1"/>
          </table:table-cell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3" table:number-rows-spanned="2" office:value-type="string">
            <text:p text:style-name="P11"/>
          </table:table-cell>
        </table:table-row>
        <table:table-row table:style-name="Table1.3">
          <table:covered-table-cell/>
          <table:table-cell table:style-name="Table1.A3" table:number-columns-spanned="4" office:value-type="string">
            <text:p text:style-name="P6"><text:text-input text:description="&lt;emp.name&gt;">name</text:text-input></text:p>
            <text:p text:style-name="P8"><text:text-input text:description="&lt;get_holidays_by_month(emp.id)&gt;">get_holidays_by_month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text-input text:description="&lt;for each=&quot;hol_type in get_holiday_type()&quot;&gt;">for get_holiday_type</text:text-inpu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text-input text:description="&lt;if test=&quot;get_totals_by_type(hol_type.id)&quot;&gt;">if get_totals_by_type</text:text-input></text:p>
          </table:table-cell>
          <table:table-cell table:style-name="Table1.A3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6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text-input text:description="&lt;hol_type.name&gt;">hol_type.name</text:text-input></text:p>
          </table:table-cell>
          <table:table-cell table:style-name="Table1.A3" office:value-type="string">
            <text:p text:style-name="P1"><text:text-input text:description="&lt;for each=&quot;hol in get_holidays_by_type(hol_type.id)&quot;&gt;">for hol_by_type</text:text-input></text:p>
          </table:table-cell>
          <table:table-cell table:style-name="Table1.D7" office:value-type="string">
            <text:p text:style-name="P1"><text:text-input text:description="&lt;hol&gt;">hol</text:text-input></text:p>
          </table:table-cell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F7" office:value-type="string">
            <text:p text:style-name="P2"><text:text-input text:description="&lt;get_totals_by_type(hol_type.id)&gt;">get_totals_by_type</text:text-input></text:p>
          </table:table-cell>
        </table:table-row>
        <table:table-row table:style-name="Table1.3">
          <table:table-cell table:style-name="Table1.A3" table:number-rows-spanned="2" office:value-type="string">
            <text:p text:style-name="Standard"/>
          </table:table-cell>
          <table:table-cell table:style-name="Table1.A3" office:value-type="string">
            <text:p text:style-name="P1"><text:text-input text:description="&lt;/if&gt;">&lt;/if&gt;</text:text-inpu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P1"/>
          </table:table-cell>
        </table:table-row>
        <table:table-row table:style-name="Table1.3">
          <table:covered-table-cell/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4"><text:text-input text:description="&lt;/for&gt;">&lt;/for&gt;</text:text-input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F3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8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3-22T16:50:57</meta:creation-date>
    <dc:date>2011-04-04T12:05:37</dc:date>
    <dc:creator>Paolo Chiara</dc:creator>
    <meta:editing-duration>PT08H48M31S</meta:editing-duration>
    <meta:editing-cycles>138</meta:editing-cycles>
    <meta:generator>OpenOffice.org/3.2$Linux OpenOffice.org_project/320m12$Build-9483</meta:generator>
    <meta:document-statistic meta:table-count="1" meta:image-count="0" meta:object-count="0" meta:page-count="1" meta:paragraph-count="19" meta:word-count="27" meta:character-count="217"/>
  </office:meta>
</office:document-meta>
</file>